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699cm" style:rel-column-width="1530*"/>
    </style:style>
    <style:style style:name="Tabella1.B" style:family="table-column">
      <style:table-column-properties style:column-width="1.222cm" style:rel-column-width="693*"/>
    </style:style>
    <style:style style:name="Tabella1.C" style:family="table-column">
      <style:table-column-properties style:column-width="1.134cm" style:rel-column-width="643*"/>
    </style:style>
    <style:style style:name="Tabella1.E" style:family="table-column">
      <style:table-column-properties style:column-width="1.132cm" style:rel-column-width="642*"/>
    </style:style>
    <style:style style:name="Tabella1.F" style:family="table-column">
      <style:table-column-properties style:column-width="6.489cm" style:rel-column-width="3679*"/>
    </style:style>
    <style:style style:name="Tabella1.G" style:family="table-column">
      <style:table-column-properties style:column-width="2.487cm" style:rel-column-width="1410*"/>
    </style:style>
    <style:style style:name="Tabella1.H" style:family="table-column">
      <style:table-column-properties style:column-width="2.196cm" style:rel-column-width="1245*"/>
    </style:style>
    <style:style style:name="Tabella1.I" style:family="table-column">
      <style:table-column-properties style:column-width="1.706cm" style:rel-column-width="967*"/>
    </style:style>
    <style:style style:name="Tabella1.K" style:family="table-column">
      <style:table-column-properties style:column-width="5.794cm" style:rel-column-width="3285*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F7" style:family="table-cell">
      <style:table-cell-properties fo:padding="0.097cm" fo:border-left="0.05pt solid #000000" fo:border-right="none" fo:border-top="none" fo:border-bottom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="none"/>
    </style:style>
    <style:style style:name="Tabella1.J7" style:family="table-cell">
      <style:table-cell-properties fo:padding="0.097cm" fo:border="none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D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E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2f3bd6" style:font-size-asian="9pt" style:font-weight-asian="bold" style:font-size-complex="9pt" style:font-weight-complex="bold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02e9a08" officeooo:paragraph-rsid="002e9a0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2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392127" style:font-size-asian="8pt" style:font-weight-asian="normal" style:font-size-complex="8pt" style:font-weight-complex="normal"/>
    </style:style>
    <style:style style:name="P2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 table:number-columns-repeated="2"/>
        <table:table-column table:style-name="Tabella1.K"/>
        <table:table-header-rows>
          <table:table-row>
            <table:table-cell table:style-name="Tabella1.A1" office:value-type="string">
              <text:p text:style-name="P22">Articolo</text:p>
            </table:table-cell>
            <table:table-cell table:style-name="Tabella1.A1" office:value-type="string">
              <text:p text:style-name="P22">Totale</text:p>
            </table:table-cell>
            <table:table-cell table:style-name="Tabella1.A1" office:value-type="string">
              <text:p text:style-name="P22">Fatti</text:p>
            </table:table-cell>
            <table:table-cell table:style-name="Tabella1.A1" office:value-type="string">
              <text:p text:style-name="P22">Da fare</text:p>
            </table:table-cell>
            <table:table-cell table:style-name="Tabella1.A1" office:value-type="string">
              <text:p text:style-name="P23">Cons.</text:p>
            </table:table-cell>
            <table:table-cell table:style-name="Tabella1.A1" office:value-type="string">
              <text:p text:style-name="P28">Cliente</text:p>
            </table:table-cell>
            <table:table-cell table:style-name="Tabella1.A1" office:value-type="string">
              <text:p text:style-name="P28">OC</text:p>
            </table:table-cell>
            <table:table-cell table:style-name="Tabella1.A1" office:value-type="string">
              <text:p text:style-name="P30">Rif. CC</text:p>
            </table:table-cell>
            <table:table-cell table:style-name="Tabella1.A1" office:value-type="string">
              <text:p text:style-name="P22">Data</text:p>
            </table:table-cell>
            <table:table-cell table:style-name="Tabella1.A1" office:value-type="string">
              <text:p text:style-name="P22">Scadenza</text:p>
            </table:table-cell>
            <table:table-cell table:style-name="Tabella1.K1" office:value-type="string">
              <text:p text:style-name="P22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1"/>
          </table:table-cell>
          <table:table-cell table:style-name="Tabella1.C2" office:value-type="string">
            <text:p text:style-name="P21"/>
          </table:table-cell>
          <table:table-cell table:style-name="Tabella1.D2" office:value-type="string">
            <text:p text:style-name="P21"/>
          </table:table-cell>
          <table:table-cell table:style-name="Tabella1.E2" office:value-type="string">
            <text:p text:style-name="P21"/>
          </table:table-cell>
          <table:table-cell table:style-name="Tabella1.F2" office:value-type="string">
            <text:p text:style-name="P20"/>
          </table:table-cell>
          <table:table-cell table:style-name="Tabella1.G2" office:value-type="string">
            <text:p text:style-name="P20"/>
          </table:table-cell>
          <table:table-cell table:style-name="Tabella1.H2" office:value-type="string">
            <text:p text:style-name="P20"/>
          </table:table-cell>
          <table:table-cell table:style-name="Tabella1.I2" office:value-type="string">
            <text:p text:style-name="P20"/>
          </table:table-cell>
          <table:table-cell table:style-name="Tabella1.J2" office:value-type="string">
            <text:p text:style-name="P20"/>
          </table:table-cell>
          <table:table-cell table:style-name="Tabella1.K2" office:value-type="string">
            <text:p text:style-name="P20"/>
          </table:table-cell>
        </table:table-row>
        <table:table-row>
          <table:table-cell table:style-name="Tabella1.A6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21"/>
          </table:table-cell>
          <table:table-cell table:style-name="Tabella1.C3" office:value-type="string">
            <text:p text:style-name="P21"/>
          </table:table-cell>
          <table:table-cell table:style-name="Tabella1.D3" office:value-type="string">
            <text:p text:style-name="P21"/>
          </table:table-cell>
          <table:table-cell table:style-name="Tabella1.E3" office:value-type="string">
            <text:p text:style-name="P21"/>
          </table:table-cell>
          <table:table-cell table:style-name="Tabella1.F3" office:value-type="string">
            <text:p text:style-name="P20"/>
          </table:table-cell>
          <table:table-cell table:style-name="Tabella1.G3" office:value-type="string">
            <text:p text:style-name="P20"/>
          </table:table-cell>
          <table:table-cell table:style-name="Tabella1.H3" office:value-type="string">
            <text:p text:style-name="P20"/>
          </table:table-cell>
          <table:table-cell table:style-name="Tabella1.I3" office:value-type="string">
            <text:p text:style-name="P20"/>
          </table:table-cell>
          <table:table-cell table:style-name="Tabella1.J3" office:value-type="string">
            <text:p text:style-name="P20"/>
          </table:table-cell>
          <table:table-cell table:style-name="Tabella1.K3" office:value-type="string">
            <text:p text:style-name="P20"/>
          </table:table-cell>
        </table:table-row>
        <table:table-row>
          <table:table-cell table:style-name="Tabella1.A4" office:value-type="string">
            <text:p text:style-name="P18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0"><text:placeholder text:placeholder-type="text">&lt;int(line.product_uom_qty)&gt;</text:placeholder></text:p>
          </table:table-cell>
          <table:table-cell table:style-name="Tabella1.C4" office:value-type="string">
            <text:p text:style-name="P10"><text:placeholder text:placeholder-type="text">&lt;int(line.product_uom_maked_sync_qty)&gt;</text:placeholder></text:p>
          </table:table-cell>
          <table:table-cell table:style-name="Tabella1.D4" office:value-type="string">
            <text:p text:style-name="P1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E4" office:value-type="string">
            <text:p text:style-name="P11"><text:placeholder text:placeholder-type="text">&lt;int(line.delivered_qty)&gt;</text:placeholder></text:p>
          </table:table-cell>
          <table:table-cell table:style-name="Tabella1.F4" office:value-type="string">
            <text:p text:style-name="P26"><text:placeholder text:placeholder-type="text">&lt;line.order_id.partner_id.name[:37]&gt;</text:placeholder></text:p>
          </table:table-cell>
          <table:table-cell table:style-name="Tabella1.G4" office:value-type="string">
            <text:p text:style-name="P26"><text:placeholder text:placeholder-type="text">&lt;line.order_id.name&gt;</text:placeholder></text:p>
          </table:table-cell>
          <table:table-cell table:style-name="Tabella1.H4" office:value-type="string">
            <text:p text:style-name="P15"><text:placeholder text:placeholder-type="text">&lt;line.order_id.client_order_ref&gt;</text:placeholder></text:p>
          </table:table-cell>
          <table:table-cell table:style-name="Tabella1.I4" office:value-type="string">
            <text:p text:style-name="P15"><text:placeholder text:placeholder-type="text">&lt;formatLang(line.order_id.date_order, date=True) if line.order_id.date_order else ''&gt;</text:placeholder></text:p>
          </table:table-cell>
          <table:table-cell table:style-name="Tabella1.J4" office:value-type="string">
            <text:p text:style-name="P15"><text:placeholder text:placeholder-type="text">&lt;formatLang(line.date_deadline, date=True) if line.date_deadline else ''&gt;</text:placeholder></text:p>
          </table:table-cell>
          <table:table-cell table:style-name="Tabella1.K4" office:value-type="string">
            <text:p text:style-name="P17"><text:placeholder text:placeholder-type="text">&lt;line.order_id.note&gt;</text:placeholder></text:p>
          </table:table-cell>
        </table:table-row>
        <text:soft-page-break/>
        <table:table-row>
          <table:table-cell table:style-name="Tabella1.A6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21"/>
          </table:table-cell>
          <table:table-cell table:style-name="Tabella1.C5" office:value-type="string">
            <text:p text:style-name="P21"/>
          </table:table-cell>
          <table:table-cell table:style-name="Tabella1.D5" office:value-type="string">
            <text:p text:style-name="P21"/>
          </table:table-cell>
          <table:table-cell table:style-name="Tabella1.E5" office:value-type="string">
            <text:p text:style-name="P21"/>
          </table:table-cell>
          <table:table-cell table:style-name="Tabella1.F5" office:value-type="string">
            <text:p text:style-name="P20"/>
          </table:table-cell>
          <table:table-cell table:style-name="Tabella1.G5" office:value-type="string">
            <text:p text:style-name="P20"/>
          </table:table-cell>
          <table:table-cell table:style-name="Tabella1.H5" office:value-type="string">
            <text:p text:style-name="P20"/>
          </table:table-cell>
          <table:table-cell table:style-name="Tabella1.I5" office:value-type="string">
            <text:p text:style-name="P20"/>
          </table:table-cell>
          <table:table-cell table:style-name="Tabella1.J5" office:value-type="string">
            <text:p text:style-name="P20"/>
          </table:table-cell>
          <table:table-cell table:style-name="Tabella1.K5" office:value-type="string">
            <text:p text:style-name="P20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21"/>
          </table:table-cell>
          <table:table-cell table:style-name="Tabella1.C6" office:value-type="string">
            <text:p text:style-name="P21"/>
          </table:table-cell>
          <table:table-cell table:style-name="Tabella1.D6" office:value-type="string">
            <text:p text:style-name="P21"/>
          </table:table-cell>
          <table:table-cell table:style-name="Tabella1.E6" office:value-type="string">
            <text:p text:style-name="P21"/>
          </table:table-cell>
          <table:table-cell table:style-name="Tabella1.F6" office:value-type="string">
            <text:p text:style-name="P20"/>
          </table:table-cell>
          <table:table-cell table:style-name="Tabella1.G6" office:value-type="string">
            <text:p text:style-name="P20"/>
          </table:table-cell>
          <table:table-cell table:style-name="Tabella1.H6" office:value-type="string">
            <text:p text:style-name="P20"/>
          </table:table-cell>
          <table:table-cell table:style-name="Tabella1.I6" office:value-type="string">
            <text:p text:style-name="P20"/>
          </table:table-cell>
          <table:table-cell table:style-name="Tabella1.J6" office:value-type="string">
            <text:p text:style-name="P20"/>
          </table:table-cell>
          <table:table-cell table:style-name="Tabella1.K6" office:value-type="string">
            <text:p text:style-name="P20"/>
          </table:table-cell>
        </table:table-row>
        <table:table-row>
          <table:table-cell table:style-name="Tabella1.A8" office:value-type="string">
            <text:p text:style-name="P12"/>
          </table:table-cell>
          <table:table-cell table:style-name="Tabella1.B7" office:value-type="string">
            <text:p text:style-name="P13"><text:placeholder text:placeholder-type="text">&lt;int(line[0])&gt;</text:placeholder></text:p>
          </table:table-cell>
          <table:table-cell table:style-name="Tabella1.C7" office:value-type="string">
            <text:p text:style-name="P13"><text:placeholder text:placeholder-type="text">&lt;int(line[1])&gt;</text:placeholder></text:p>
          </table:table-cell>
          <table:table-cell table:style-name="Tabella1.D7" office:value-type="string">
            <text:p text:style-name="P13"><text:placeholder text:placeholder-type="text">&lt;int(line[2])&gt;</text:placeholder></text:p>
          </table:table-cell>
          <table:table-cell table:style-name="Tabella1.E7" office:value-type="string">
            <text:p text:style-name="P14"><text:placeholder text:placeholder-type="text">&lt;int(line[3])&gt;</text:placeholder></text:p>
          </table:table-cell>
          <table:table-cell table:style-name="Tabella1.F7" office:value-type="string">
            <text:p text:style-name="P19"/>
          </table:table-cell>
          <table:table-cell table:style-name="Tabella1.G7" office:value-type="string">
            <text:p text:style-name="P19"/>
          </table:table-cell>
          <table:table-cell table:style-name="Tabella1.H7" office:value-type="string">
            <text:p text:style-name="P19"/>
          </table:table-cell>
          <table:table-cell table:style-name="Tabella1.I7" office:value-type="string">
            <text:p text:style-name="P19"/>
          </table:table-cell>
          <table:table-cell table:style-name="Tabella1.J7" office:value-type="string">
            <text:p text:style-name="P19"/>
          </table:table-cell>
          <table:table-cell table:style-name="Tabella1.K7" office:value-type="string">
            <text:p text:style-name="P19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9"/>
          </table:table-cell>
          <table:table-cell table:style-name="Tabella1.D8" office:value-type="string">
            <text:p text:style-name="P9"/>
          </table:table-cell>
          <table:table-cell table:style-name="Tabella1.E8" office:value-type="string">
            <text:p text:style-name="P9"/>
          </table:table-cell>
          <table:table-cell table:style-name="Tabella1.F8" office:value-type="string">
            <text:p text:style-name="P25"/>
          </table:table-cell>
          <table:table-cell table:style-name="Tabella1.G8" office:value-type="string">
            <text:p text:style-name="P25"/>
          </table:table-cell>
          <table:table-cell table:style-name="Tabella1.H8" office:value-type="string">
            <text:p text:style-name="P25"/>
          </table:table-cell>
          <table:table-cell table:style-name="Tabella1.I8" office:value-type="string">
            <text:p text:style-name="P25"/>
          </table:table-cell>
          <table:table-cell table:style-name="Tabella1.J8" office:value-type="string">
            <text:p text:style-name="P25"/>
          </table:table-cell>
          <table:table-cell table:style-name="Tabella1.K8" office:value-type="string">
            <text:p text:style-name="P25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20"/>
          </table:table-cell>
          <table:table-cell table:style-name="Tabella1.C9" office:value-type="string">
            <text:p text:style-name="P20"/>
          </table:table-cell>
          <table:table-cell table:style-name="Tabella1.D9" office:value-type="string">
            <text:p text:style-name="P20"/>
          </table:table-cell>
          <table:table-cell table:style-name="Tabella1.E9" office:value-type="string">
            <text:p text:style-name="P20"/>
          </table:table-cell>
          <table:table-cell table:style-name="Tabella1.F9" office:value-type="string">
            <text:p text:style-name="P20"/>
          </table:table-cell>
          <table:table-cell table:style-name="Tabella1.G9" office:value-type="string">
            <text:p text:style-name="P20"/>
          </table:table-cell>
          <table:table-cell table:style-name="Tabella1.H9" office:value-type="string">
            <text:p text:style-name="P20"/>
          </table:table-cell>
          <table:table-cell table:style-name="Tabella1.I9" office:value-type="string">
            <text:p text:style-name="P20"/>
          </table:table-cell>
          <table:table-cell table:style-name="Tabella1.J9" office:value-type="string">
            <text:p text:style-name="P20"/>
          </table:table-cell>
          <table:table-cell table:style-name="Tabella1.K9" office:value-type="string">
            <text:p text:style-name="P20"/>
          </table:table-cell>
        </table:table-row>
        <table:table-row>
          <table:table-cell table:style-name="Tabella1.A11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20"/>
          </table:table-cell>
          <table:table-cell table:style-name="Tabella1.C10" office:value-type="string">
            <text:p text:style-name="P20"/>
          </table:table-cell>
          <table:table-cell table:style-name="Tabella1.D10" office:value-type="string">
            <text:p text:style-name="P20"/>
          </table:table-cell>
          <table:table-cell table:style-name="Tabella1.E10" office:value-type="string">
            <text:p text:style-name="P20"/>
          </table:table-cell>
          <table:table-cell table:style-name="Tabella1.F10" office:value-type="string">
            <text:p text:style-name="P20"/>
          </table:table-cell>
          <table:table-cell table:style-name="Tabella1.G10" office:value-type="string">
            <text:p text:style-name="P20"/>
          </table:table-cell>
          <table:table-cell table:style-name="Tabella1.H10" office:value-type="string">
            <text:p text:style-name="P20"/>
          </table:table-cell>
          <table:table-cell table:style-name="Tabella1.I10" office:value-type="string">
            <text:p text:style-name="P20"/>
          </table:table-cell>
          <table:table-cell table:style-name="Tabella1.J10" office:value-type="string">
            <text:p text:style-name="P20"/>
          </table:table-cell>
          <table:table-cell table:style-name="Tabella1.K10" office:value-type="string">
            <text:p text:style-name="P20"/>
          </table:table-cell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6"><text:placeholder text:placeholder-type="text">&lt;int(get_general_total()[0])&gt;</text:placeholder></text:p>
          </table:table-cell>
          <table:table-cell table:style-name="Tabella1.C11" office:value-type="string">
            <text:p text:style-name="P16"><text:placeholder text:placeholder-type="text">&lt;int(get_general_total()[1])&gt;</text:placeholder></text:p>
          </table:table-cell>
          <table:table-cell table:style-name="Tabella1.D11" office:value-type="string">
            <text:p text:style-name="P16"><text:placeholder text:placeholder-type="text">&lt;int(get_general_total()[2])&gt;</text:placeholder></text:p>
          </table:table-cell>
          <table:table-cell table:style-name="Tabella1.E11" office:value-type="string">
            <text:p text:style-name="P16"><text:placeholder text:placeholder-type="text">&lt;int(get_general_total()[3])&gt;</text:placeholder></text:p>
          </table:table-cell>
          <table:table-cell table:style-name="Tabella1.F11" office:value-type="string">
            <text:p text:style-name="P24"/>
          </table:table-cell>
          <table:table-cell table:style-name="Tabella1.G11" office:value-type="string">
            <text:p text:style-name="P24"/>
          </table:table-cell>
          <table:table-cell table:style-name="Tabella1.H11" office:value-type="string">
            <text:p text:style-name="P24"/>
          </table:table-cell>
          <table:table-cell table:style-name="Tabella1.I11" office:value-type="string">
            <text:p text:style-name="P24"/>
          </table:table-cell>
          <table:table-cell table:style-name="Tabella1.J11" office:value-type="string">
            <text:p text:style-name="P24"/>
          </table:table-cell>
          <table:table-cell table:style-name="Tabella1.K11" office:value-type="string"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5T18:09:33.956293392</dc:date>
    <dc:creator>thebrush </dc:creator>
    <meta:editing-duration>PT1H53M28S</meta:editing-duration>
    <meta:editing-cycles>49</meta:editing-cycles>
    <meta:document-statistic meta:table-count="1" meta:image-count="0" meta:object-count="0" meta:page-count="2" meta:paragraph-count="39" meta:word-count="76" meta:character-count="1006" meta:non-whitespace-character-count="969"/>
  </office:meta>
</office:document-meta>
</file>